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084f79" officeooo:paragraph-rsid="00084f79"/>
    </style:style>
    <style:style style:name="P2" style:family="paragraph" style:parent-style-name="Standard">
      <style:text-properties officeooo:rsid="00084f79" officeooo:paragraph-rsid="00093d94"/>
    </style:style>
    <style:style style:name="P3" style:family="paragraph" style:parent-style-name="Standard">
      <style:text-properties fo:font-size="14pt" officeooo:rsid="00084f79" officeooo:paragraph-rsid="00084f79" style:font-size-asian="14pt" style:font-size-complex="14pt"/>
    </style:style>
    <style:style style:name="P4" style:family="paragraph" style:parent-style-name="Standard">
      <style:text-properties officeooo:paragraph-rsid="00084f79"/>
    </style:style>
    <style:style style:name="P5" style:family="paragraph" style:parent-style-name="Standard">
      <style:text-properties officeooo:rsid="000ce73e" officeooo:paragraph-rsid="000ce73e"/>
    </style:style>
    <style:style style:name="P6" style:family="paragraph" style:parent-style-name="Standard">
      <style:text-properties officeooo:paragraph-rsid="000e3be3"/>
    </style:style>
    <style:style style:name="T1" style:family="text">
      <style:text-properties officeooo:rsid="00084f79"/>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fo:font-size="13pt" style:font-size-asian="13pt" style:font-size-complex="13pt"/>
    </style:style>
    <style:style style:name="T5" style:family="text">
      <style:text-properties fo:language="fr" fo:country="FR"/>
    </style:style>
    <style:style style:name="T6" style:family="text">
      <style:text-properties fo:language="fr" fo:country="FR" fo:font-weight="normal" style:font-weight-asian="normal" style:font-weight-complex="normal"/>
    </style:style>
    <style:style style:name="T7" style:family="text">
      <style:text-properties fo:language="fr" fo:country="FR" officeooo:rsid="000e3149"/>
    </style:style>
    <style:style style:name="T8" style:family="text">
      <style:text-properties officeooo:rsid="00093d94"/>
    </style:style>
    <style:style style:name="T9" style:family="text">
      <style:text-properties officeooo:rsid="000a06ad"/>
    </style:style>
    <style:style style:name="T10" style:family="text">
      <style:text-properties officeooo:rsid="000ce73e"/>
    </style:style>
    <style:style style:name="T11" style:family="text">
      <style:text-properties officeooo:rsid="000e3149"/>
    </style:style>
    <style:style style:name="T12" style:family="text">
      <style:text-properties officeooo:rsid="000e3b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té séance 1</text:span><text:line-break/><text:span text:style-name="T4">09/10/2024</text:span><text:line-break/><text:line-break/><text:span text:style-name="T3">Tout le monde participe</text:span></text:p>
      <text:p text:style-name="P2"><text:span text:style-name="T3"/></text:p>
      <text:p text:style-name="P2">1/<text:line-break/><text:span text:style-name="T8">J’ai regroupé les différents pôles qui étaient comparables en terme d’activité. Cela me donne :</text:span><text:line-break/></text:p>
      <text:p text:style-name="P2">- Directeurs</text:p>
      <text:p text:style-name="P2">- Secrétariat</text:p>
      <text:p text:style-name="P2">- Logistique</text:p>
      <text:p text:style-name="P2">- Usines</text:p>
      <text:p text:style-name="P2">- Paie, comptabilité, contrôle de gestion</text:p>
      <text:p text:style-name="P2">- Recrutement, gestion de personnel</text:p>
      <text:p text:style-name="P2">- SAV</text:p>
      <text:p text:style-name="P2">- Marketing, produit</text:p>
      <text:p text:style-name="P2">- Administration, audit interne, service juridique</text:p>
      <text:p text:style-name="P2"><text:line-break/><text:span text:style-name="T8">A partir du moment où nous avons un parc informatique contenant des ordinateurs en réseau que se soit via intranet ou accédant à internet, utilisés par des êtres humains (ce qui est le cas de tous ces pôles), </text:span><text:span text:style-name="T9">nous devons</text:span><text:span text:style-name="T8"> protéger </text:span><text:span text:style-name="T10">tous </text:span><text:span text:style-name="T8">les aspects, </text:span><text:span text:style-name="T10">soit</text:span><text:span text:style-name="T8"> :</text:span></text:p>
      <text:p text:style-name="P2">- <text:span text:style-name="T8">physique et environnemental</text:span></text:p>
      <text:p text:style-name="P2">- <text:span text:style-name="T8">d’exploitation</text:span></text:p>
      <text:p text:style-name="P2">- <text:span text:style-name="T8">logique et applicatif</text:span></text:p>
      <text:p text:style-name="P2">- <text:span text:style-name="T8">d’information<text:line-break/>- le réseaux et les télécoms</text:span></text:p>
      <text:p text:style-name="P1"/>
      <text:p text:style-name="P1">2/</text:p>
      <text:p text:style-name="P5">Afin de protéger les aspects mentionnés ci-dessus, il nous faut protéger :<text:line-break/><text:line-break/>- L’intégrité physique des locaux</text:p>
      <text:p text:style-name="P5">- La protection des sources d’énergie et de climatisation</text:p>
      <text:p text:style-name="P5">- La redondance physique des infrastructures et des sources d’énergie<text:line-break/>- L’accès à ces locaux<text:line-break/>- La séparation des données dans l’enceinte même des locaux<text:line-break/>- L’accès aux données pour uniquement pour les personnes habilitées dans l’enceinte des locaux<text:line-break/>- La fiabilité du parc informatique<text:line-break/>- La qualité des logiciels<text:line-break/>- La qualité et la pertinence des données<text:line-break/>- La bonne santé logicielle (absence de virus ou d’intrusions)<text:line-break/>- L’accès au réseau et la fiabilité de ce dernier</text:p>
      <text:p text:style-name="P5">- La fiabilité des solutions de sécurité tierces</text:p>
      <text:p text:style-name="P1"/>
      <text:p text:style-name="P3">Activité sur les métiers</text:p>
      <text:p text:style-name="P1"/>
      <text:p text:style-name="P1">1/ <text:line-break/><text:span text:style-name="T11">L’auditeur technique va mener des audits, simuler des attaques, scanner les éventuelles vulnérabilités et faire de la veille technique. L’approche de l’auditeur organisationnel est plus macro, il va passer en revue la totalité des processus au niveau de l’entité, de la structure, d’un point de vue technique mais aussi organisationnel.</text:span></text:p>
      <text:p text:style-name="P1"/>
      <text:p text:style-name="P4"><text:soft-page-break/><text:span text:style-name="T1">2/<text:line-break/></text:span><text:span text:style-name="T11">Le RSSI doit être en capacité de d</text:span><text:span text:style-name="T5">éfinir les objectifs, les besoins et </text:span><text:span text:style-name="T7">de mettre</text:span><text:span text:style-name="T5"> en place des procédures de </text:span><text:span text:style-name="T6">sécurité</text:span><text:span text:style-name="T5">. </text:span><text:span text:style-name="T7">Il lui faut é</text:span><text:span text:style-name="T5">valuer les risques, les menaces et les conséquences, </text:span><text:span text:style-name="T7">ainsi que f</text:span><text:span text:style-name="T5">aire remonter l'ensemble des éléments </text:span><text:span text:style-name="T7">afin de</text:span><text:span text:style-name="T5"> permett</text:span><text:span text:style-name="T7">re</text:span><text:span text:style-name="T5"> de prendre les décisions </text:span><text:span text:style-name="T7">les plus judicieuses</text:span><text:span text:style-name="T5">. </text:span><text:span text:style-name="T7">Le développeur d’outils cyber quant à lui devra plutôt maîtriser plusieurs </text:span><text:span text:style-name="T5">langages informatique, </text:span><text:span text:style-name="T7">avoir un e</text:span>sprit analytique <text:span text:style-name="T11">et c</text:span>onnaî<text:span text:style-name="T11">tre</text:span> <text:span text:style-name="T11">l</text:span>es techniques d’attaque, d’intrusions et <text:span text:style-name="T11">l</text:span>es vulnérabilités des environnements.</text:p>
      <text:p text:style-name="P1"/>
      <text:p text:style-name="P6"><text:span text:style-name="T1">3/</text:span></text:p>
      <text:p text:style-name="P6"><text:span text:style-name="T1">Guillaume Poupard, ingénieur de l’armement français, a été directeur général de l’Agence nationale de la sécurité des systèmes d’information (ANSSI) de 2014 à 2022. Vincent Strubel lui succède à ce poste.</text:span></text:p>
      <text:p text:style-name="P4"/>
      <text:p text:style-name="P1">4/</text:p>
      <text:p text:style-name="P6">Expert <text:span text:style-name="T12">en </text:span>Cybersécurité <text:span text:style-name="T12">et formateur, deux notions qui se recoupent beaucoup étant donné que la mission de sensibilisation et de formation est inhérente au métier d’expert Cybersécurité, même en dehors d’un cadre formel d’enseigne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21:42:09.680501612</meta:creation-date>
    <dc:date>2024-10-09T22:30:51.384742680</dc:date>
    <meta:editing-duration>PT48M39S</meta:editing-duration>
    <meta:editing-cycles>6</meta:editing-cycles>
    <meta:generator>LibreOffice/24.2.6.2$Linux_X86_64 LibreOffice_project/420$Build-2</meta:generator>
    <meta:document-statistic meta:table-count="0" meta:image-count="0" meta:object-count="0" meta:page-count="2" meta:paragraph-count="28" meta:word-count="431" meta:character-count="2721" meta:non-whitespace-character-count="2313"/>
  </office:meta>
</office:document-meta>
</file>